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Ubuntu" svg:font-family="Ubuntu" style:font-family-generic="swiss"/>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Text_20_body">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Courier"/>
    </style:style>
    <style:style style:name="P14" style:family="paragraph" style:parent-style-name="Standard">
      <style:text-properties fo:font-size="12pt" style:font-size-asian="12pt" style:font-size-complex="12pt"/>
    </style:style>
    <style:style style:name="P15" style:family="paragraph" style:parent-style-name="Text_20_body">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paragraph-properties fo:margin-top="0in" fo:margin-bottom="0in" style:contextual-spacing="false"/>
      <style:text-properties style:font-name="Courier" fo:font-size="8pt" style:font-size-asian="8pt" style:font-size-complex="8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Standard" style:list-style-name="L18"/>
    <style:style style:name="P22" style:family="paragraph" style:parent-style-name="Standard" style:list-style-name="L19"/>
    <style:style style:name="P23" style:family="paragraph" style:parent-style-name="Standard" style:list-style-name="L20"/>
    <style:style style:name="P24" style:family="paragraph" style:parent-style-name="Standard" style:list-style-name="L21"/>
    <style:style style:name="P25" style:family="paragraph" style:parent-style-name="Standard" style:list-style-name="L22"/>
    <style:style style:name="P26" style:family="paragraph" style:parent-style-name="Standard" style:list-style-name="L23"/>
    <style:style style:name="P2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style:font-name="TimesNewRomanPSMT"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text-properties style:font-name="TimesNewRomanPSMT" fo:font-size="12pt"/>
    </style:style>
    <style:style style:name="P30" style:family="paragraph" style:parent-style-name="Standard">
      <style:text-properties style:font-name="Courier"/>
    </style:style>
    <style:style style:name="P31" style:family="paragraph" style:parent-style-name="Heading_20_1" style:list-style-name="Numbering_20_2">
      <style:paragraph-properties fo:break-before="page"/>
    </style:style>
    <style:style style:name="P32" style:family="paragraph" style:parent-style-name="Heading_20_1" style:master-page-name="First_20_Page">
      <style:paragraph-properties style:page-number="auto"/>
    </style:style>
    <style:style style:name="P33" style:family="paragraph" style:parent-style-name="Text_20_body">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1574eb"/>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italic" style:text-underline-style="none" style:font-style-asian="italic" style:font-style-complex="italic"/>
    </style:style>
    <style:style style:name="T7" style:family="text">
      <style:text-properties fo:font-size="10pt" style:font-size-asian="10pt" style:font-size-complex="10pt"/>
    </style:style>
    <style:style style:name="T8" style:family="text">
      <style:text-properties style:font-name="TimesNewRomanPSMT"/>
    </style:style>
    <style:style style:name="T9" style:family="text">
      <style:text-properties officeooo:rsid="001574eb"/>
    </style:style>
    <style:style style:name="T10"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8041040" text:id="ct28041040">
          <text:insertion>
            <office:change-info>
              <dc:creator>D Harris</dc:creator>
              <dc:date>2015-02-14T14:02:00</dc:date>
            </office:change-info>
          </text:insertion>
        </text:changed-region>
        <text:changed-region xml:id="ct78956832" text:id="ct78956832">
          <text:deletion>
            <office:change-info>
              <dc:creator>Balazs Racz</dc:creator>
              <dc:date>2015-02-15T15:34:00</dc:date>
            </office:change-info>
            <text:p text:style-name="Standard"/>
          </text:deletion>
          <text:insertion>
            <office:change-info office:chg-author="D Harris" office:chg-date-time="2015-02-14T14:02:00"/>
          </text:insertion>
        </text:changed-region>
        <text:changed-region xml:id="ct28151376" text:id="ct28151376">
          <text:insertion>
            <office:change-info>
              <dc:creator>D Harris</dc:creator>
              <dc:date>2015-02-14T14:03:00</dc:date>
            </office:change-info>
          </text:insertion>
        </text:changed-region>
        <text:changed-region xml:id="ct81544240" text:id="ct81544240">
          <text:deletion>
            <office:change-info>
              <dc:creator>Balazs Racz</dc:creator>
              <dc:date>2015-02-15T15:34:00</dc:date>
            </office:change-info>
            <text:p text:style-name="Standard"/>
          </text:deletion>
          <text:insertion>
            <office:change-info office:chg-author="D Harris" office:chg-date-time="2015-02-14T14:03:00"/>
          </text:insertion>
        </text:changed-region>
        <text:changed-region xml:id="ct28064288" text:id="ct28064288">
          <text:insertion>
            <office:change-info>
              <dc:creator>D Harris</dc:creator>
              <dc:date>2015-02-14T14:04:00</dc:date>
            </office:change-info>
          </text:insertion>
        </text:changed-region>
        <text:changed-region xml:id="ct83403344" text:id="ct83403344">
          <text:deletion>
            <office:change-info>
              <dc:creator>Balazs Racz</dc:creator>
              <dc:date>2015-02-15T15:35:00</dc:date>
            </office:change-info>
            <text:p text:style-name="Standard"/>
          </text:deletion>
          <text:insertion>
            <office:change-info office:chg-author="D Harris" office:chg-date-time="2015-02-14T14:04:00"/>
          </text:insertion>
        </text:changed-region>
        <text:changed-region xml:id="ct27678608" text:id="ct27678608">
          <text:insertion>
            <office:change-info>
              <dc:creator>D Harris</dc:creator>
              <dc:date>2015-02-14T14:05:00</dc:date>
            </office:change-info>
          </text:insertion>
        </text:changed-region>
        <text:changed-region xml:id="ct87326304" text:id="ct87326304">
          <text:deletion>
            <office:change-info>
              <dc:creator>Balazs Racz</dc:creator>
              <dc:date>2015-02-15T15:35:00</dc:date>
            </office:change-info>
            <text:p text:style-name="Standard"/>
          </text:deletion>
          <text:insertion>
            <office:change-info office:chg-author="D Harris" office:chg-date-time="2015-02-14T14:05:00"/>
          </text:insertion>
        </text:changed-region>
        <text:changed-region xml:id="ct27807072" text:id="ct27807072">
          <text:insertion>
            <office:change-info>
              <dc:creator>D Harris</dc:creator>
              <dc:date>2015-02-14T14:06:00</dc:date>
            </office:change-info>
          </text:insertion>
        </text:changed-region>
        <text:changed-region xml:id="ct89553664" text:id="ct89553664">
          <text:deletion>
            <office:change-info>
              <dc:creator>Balazs Racz</dc:creator>
              <dc:date>2015-02-15T15:35:00</dc:date>
            </office:change-info>
            <text:p text:style-name="Standard"/>
          </text:deletion>
          <text:insertion>
            <office:change-info office:chg-author="D Harris" office:chg-date-time="2015-02-14T14:06:00"/>
          </text:insertion>
        </text:changed-region>
        <text:changed-region xml:id="ct29258336" text:id="ct29258336">
          <text:insertion>
            <office:change-info>
              <dc:creator>D Harris</dc:creator>
              <dc:date>2015-02-14T14:07:00</dc:date>
            </office:change-info>
          </text:insertion>
        </text:changed-region>
        <text:changed-region xml:id="ct89055280" text:id="ct89055280">
          <text:deletion>
            <office:change-info>
              <dc:creator>Balazs Racz</dc:creator>
              <dc:date>2015-02-15T15:42:00</dc:date>
            </office:change-info>
            <text:p text:style-name="Standard"/>
          </text:deletion>
          <text:insertion>
            <office:change-info office:chg-author="D Harris" office:chg-date-time="2015-02-14T14:07:00"/>
          </text:insertion>
        </text:changed-region>
        <text:changed-region xml:id="ct27683904" text:id="ct27683904">
          <text:insertion>
            <office:change-info>
              <dc:creator>D Harris</dc:creator>
              <dc:date>2015-02-14T14:08:00</dc:date>
            </office:change-info>
          </text:insertion>
        </text:changed-region>
        <text:changed-region xml:id="ct105332400" text:id="ct105332400">
          <text:deletion>
            <office:change-info>
              <dc:creator>Balazs Racz</dc:creator>
              <dc:date>2015-02-15T15:43:00</dc:date>
            </office:change-info>
            <text:p text:style-name="P1"/>
          </text:deletion>
          <text:insertion>
            <office:change-info office:chg-author="D Harris" office:chg-date-time="2015-02-14T14:08:00"/>
          </text:insertion>
        </text:changed-region>
        <text:changed-region xml:id="ct29261792" text:id="ct29261792">
          <text:insertion>
            <office:change-info>
              <dc:creator>D Harris</dc:creator>
              <dc:date>2015-02-14T14:09:00</dc:date>
            </office:change-info>
          </text:insertion>
        </text:changed-region>
        <text:changed-region xml:id="ct84954816" text:id="ct84954816">
          <text:deletion>
            <office:change-info>
              <dc:creator>Balazs Racz</dc:creator>
              <dc:date>2015-02-15T15:44:00</dc:date>
            </office:change-info>
            <text:p text:style-name="P2"/>
          </text:deletion>
          <text:insertion>
            <office:change-info office:chg-author="D Harris" office:chg-date-time="2015-02-14T14:09:00"/>
          </text:insertion>
        </text:changed-region>
        <text:changed-region xml:id="ct29257056" text:id="ct29257056">
          <text:insertion>
            <office:change-info>
              <dc:creator>D Harris</dc:creator>
              <dc:date>2015-02-14T14:10:00</dc:date>
            </office:change-info>
          </text:insertion>
        </text:changed-region>
        <text:changed-region xml:id="ct119121856" text:id="ct119121856">
          <text:deletion>
            <office:change-info>
              <dc:creator>Balazs Racz</dc:creator>
              <dc:date>2015-02-15T16:07:00</dc:date>
            </office:change-info>
            <text:p text:style-name="Table_20_Contents"/>
          </text:deletion>
          <text:insertion>
            <office:change-info office:chg-author="D Harris" office:chg-date-time="2015-02-14T14:10:00"/>
          </text:insertion>
        </text:changed-region>
        <text:changed-region xml:id="ct29192272" text:id="ct29192272">
          <text:insertion>
            <office:change-info>
              <dc:creator>D Harris</dc:creator>
              <dc:date>2015-02-14T14:14:00</dc:date>
            </office:change-info>
          </text:insertion>
        </text:changed-region>
        <text:changed-region xml:id="ct117793936" text:id="ct117793936">
          <text:deletion>
            <office:change-info>
              <dc:creator>Balazs Racz</dc:creator>
              <dc:date>2015-02-15T16:07:00</dc:date>
            </office:change-info>
            <text:p text:style-name="Table_20_Contents"/>
          </text:deletion>
          <text:insertion>
            <office:change-info office:chg-author="D Harris" office:chg-date-time="2015-02-14T14:14:00"/>
          </text:insertion>
        </text:changed-region>
        <text:changed-region xml:id="ct28350048" text:id="ct28350048">
          <text:deletion>
            <office:change-info>
              <dc:creator>Balazs Racz</dc:creator>
              <dc:date>2015-02-15T16:07:00</dc:date>
            </office:change-info>
            <text:p text:style-name="Table_20_Contents"><office:annotation><dc:creator>D Harris</dc:creator><dc:date>2015-02-14T14:11:27</dc:date><text:p text:style-name="P34"><text:span text:style-name="T10">I like these tables, they clearly show how the acdi are constructed and are a good reference for implementation. <text:s/></text:span></text:p></office:annotation></text:p>
          </text:deletion>
          <text:insertion>
            <office:change-info office:chg-author="D Harris" office:chg-date-time="2015-02-14T14:11:00"/>
          </text:insertion>
        </text:changed-region>
        <text:changed-region xml:id="ct28357920" text:id="ct28357920">
          <text:insertion>
            <office:change-info>
              <dc:creator>D Harris</dc:creator>
              <dc:date>2015-02-14T14:12:00</dc:date>
            </office:change-info>
          </text:insertion>
        </text:changed-region>
        <text:changed-region xml:id="ct119491472" text:id="ct119491472">
          <text:deletion>
            <office:change-info>
              <dc:creator>Balazs Racz</dc:creator>
              <dc:date>2015-02-15T16:08:00</dc:date>
            </office:change-info>
            <text:p text:style-name="Standard"/>
          </text:deletion>
          <text:insertion>
            <office:change-info office:chg-author="D Harris" office:chg-date-time="2015-02-14T14:12:00"/>
          </text:insertion>
        </text:changed-region>
        <text:changed-region xml:id="ct29346992" text:id="ct29346992">
          <text:insertion>
            <office:change-info>
              <dc:creator>D Harris</dc:creator>
              <dc:date>2015-02-14T14:16:00</dc:date>
            </office:change-info>
          </text:insertion>
        </text:changed-region>
        <text:changed-region xml:id="ct122788000" text:id="ct122788000">
          <text:deletion>
            <office:change-info>
              <dc:creator>Balazs Racz</dc:creator>
              <dc:date>2015-02-15T16:08:00</dc:date>
            </office:change-info>
            <text:p text:style-name="P3"/>
          </text:deletion>
          <text:insertion>
            <office:change-info office:chg-author="D Harris" office:chg-date-time="2015-02-14T14:16:00"/>
          </text:insertion>
        </text:changed-region>
        <text:changed-region xml:id="ct128280672" text:id="ct128280672">
          <text:deletion>
            <office:change-info>
              <dc:creator>Balazs Racz</dc:creator>
              <dc:date>2015-02-15T16:26:00</dc:date>
            </office:change-info>
            <text:p text:style-name="P3"><text:span text:style-name="T1">.</text:span></text:p>
          </text:deletion>
        </text:changed-region>
        <text:changed-region xml:id="ct29013616" text:id="ct29013616">
          <text:insertion>
            <office:change-info>
              <dc:creator>D Harris</dc:creator>
              <dc:date>2015-02-14T14: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6">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office:annotation office:name="__Annotation__24622_1344634728"><dc:creator>D Harris</dc:creator><dc:date>2015-02-14T14:02:36</dc:date><text:list text:style-name=""><text:list-item><text:p>2 spaces</text:p></text:list-item></text:list></office:annotation> <text:s/><text:change-start text:change-id="ct28041040"/><office:annotation-end office:name="__Annotation__24622_1344634728"/><text:change-end text:change-id="ct28041040"/><text:change text:change-id="ct78956832"/>node to tell a Configuration Tool (CT) how to configure the node. The configuration tool will use the CDI information to help the user configure all aspects of the node's capabilities.</text:p>
      <text:p text:style-name="Standard">The configurable values are expressed as Variables, with each Variable having a specific type, a size in bytes, a value for Space and Address (to locate the variable), and Name and Description as user-readable strings so that users understand <office:annotation office:name="__Annotation__24623_1344634728"><dc:creator>D Harris</dc:creator><dc:date>2015-02-14T14:03:32</dc:date><text:list text:continue-numbering="true" text:style-name=""><text:list-item><text:p>… its use. <text:s/>Or ...its usage. <text:s/>Or … how it is to be used. ?</text:p></text:list-item></text:list><text:p>Probably ok as it is. <text:s/></text:p></office:annotation>the particular setting<text:change-start text:change-id="ct28151376"/><office:annotation-end office:name="__Annotation__24623_1344634728"/><text:change-end text:change-id="ct28151376"/><text:change text:change-id="ct81544240"/>.</text:p>
      <text:p text:style-name="Standard">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1781559583014702618" text:style-name="L18">
        <text:list-item>
          <text:p text:style-name="P21">OpenLCB Common Information Technical Note</text:p>
        </text:list-item>
      </text:list>
      <text:p text:style-name="Standard">For information on OpenLCB message transport and OpenLCB communications, see:</text:p>
      <text:list xml:id="list447414690596908353" text:style-name="L19">
        <text:list-item>
          <text:p text:style-name="P22">OpenLCB <office:annotation office:name="__Annotation__24624_1344634728"><dc:creator>D Harris</dc:creator><dc:date>2015-02-14T14:04:42</dc:date><text:list text:style-name=""><text:list-item><text:p>Message Network Standard</text:p></text:list-item></text:list></office:annotation>Standard: Message Network<text:change-start text:change-id="ct28064288"/><office:annotation-end office:name="__Annotation__24624_1344634728"/><text:change-end text:change-id="ct28064288"/><text:change text:change-id="ct83403344"/></text:p>
        </text:list-item>
      </text:list>
      <text:p text:style-name="Standard">For information on XML encoding and XML Schema, see:</text:p>
      <text:list xml:id="list2868326736732754130" text:style-name="L20">
        <text:list-item>
          <text:p text:style-name="P23">World Wide Web Consortium (W3C) “Extensible Markup Language (XML)”<text:note text:id="ftn1" text:note-class="endnote"><text:note-citation>i</text:note-citation><text:note-body><text:p text:style-name="Endnote">http://www.w3.org/XML/</text:p></text:note-body></text:note></text:p>
        </text:list-item>
        <text:list-item>
          <text:p text:style-name="P23">World Wide Web Consortium (W3C) “XML Schema”<text:note text:id="ftn2" text:note-class="endnote"><text:note-citation>ii</text:note-citation><text:note-body><text:p text:style-name="Endnote">http://www.w3.org/XML/Schema</text:p></text:note-body></text:note></text:p>
        </text:list-item>
      </text:list>
      <text:h text:style-name="Heading_20_1" text:outline-level="1"><text:soft-page-break/>Content (Normative)</text:h>
      <text:p text:style-name="Standard">The configuration description information <text:span text:style-name="T5">for a</text:span> node is invariant while the node has any OpenLCB connections in the Initialized state. </text:p>
      <text:p text:style-name="Standard">The CDI has three parts:</text:p>
      <text:list xml:id="list4107780789454383467" text:style-name="L21">
        <text:list-item>
          <text:p text:style-name="P24">Identification: Provides specific information about <text:span text:style-name="T5">the</text:span> type of the node.</text:p>
        </text:list-item>
        <text:list-item>
          <text:p text:style-name="P24">ACDI: Indicates that certain configuration information in the node has a <office:annotation office:name="__Annotation__24625_1344634728"><dc:creator>D Harris</dc:creator><dc:date>2015-02-14T14:05:41</dc:date><text:list text:style-name=""><text:list-item><text:p>Standard and simplified format. <text:s/>??</text:p></text:list-item></text:list></office:annotation>standard format.<text:change-start text:change-id="ct27678608"/><office:annotation-end office:name="__Annotation__24625_1344634728"/><text:change-end text:change-id="ct27678608"/><text:change text:change-id="ct87326304"/></text:p>
        </text:list-item>
        <text:list-item>
          <text:p text:style-name="P24">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office:annotation office:name="__Annotation__24626_1344634728"><dc:creator>D Harris</dc:creator><dc:date>2015-02-14T14:06:26</dc:date><text:list text:continue-numbering="true" text:style-name=""><text:list-item><text:p>within</text:p></text:list-item></text:list></office:annotation>with<text:change-start text:change-id="ct27807072"/><office:annotation-end office:name="__Annotation__24626_1344634728"/><text:change-end text:change-id="ct27807072"/><text:change text:change-id="ct89553664"/> a linear address space. </text:p>
        </text:list-item>
      </text:list>
      <text:h text:style-name="Heading_20_1" text:outline-level="1">Format (normative)</text:h>
      <text:p text:style-name="Standard">The CDI is provided as a zero-terminated string of bytes. The bytes encode UTF-8 characters. There is no byte-order mark (BOM) at <text:span text:style-name="T5">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5">this Standard specifies version 1.1 of the schema. <text:s/>That version of the schema is defined at </text:span><text:a xlink:type="simple" xlink:href="http://openlcb.org/schema/1/1/cdi.xsl" text:style-name="Internet_20_link" text:visited-style-name="Visited_20_Internet_20_Link">http://openlcb.org/schema/1/1/cdi.xsl</text:a><text:span text:style-name="T5"> and in Appendix A of this document. The CDI content shall pass validation against </text:span><office:annotation office:name="__Annotation__24627_1344634728"><dc:creator>D Harris</dc:creator><dc:date>2015-02-14T14:07:24</dc:date><text:list text:continue-numbering="true" text:style-name=""><text:list-item><text:p>its <text:s/>??</text:p></text:list-item></text:list></office:annotation><text:span text:style-name="T5">the</text:span><text:change-start text:change-id="ct29258336"/><office:annotation-end office:name="__Annotation__24627_1344634728"/><text:change-end text:change-id="ct29258336"/><text:change text:change-id="ct89055280"/><text:span text:style-name="T5"> particular schema. Nodes are not required to check this.</text:span></text:p>
      <text:p text:style-name="P2">The version number of an OpenLCB CDI schema contains two numbers: The major version first, and the minor version second. <text:s/></text:p>
      <text:p text:style-name="Standard">The first line of the CDI is:</text:p>
      <text:p text:style-name="P1"><text:span text:style-name="Teletype"><text:span text:style-name="T7">&lt;?xml </text:span></text:span><office:annotation office:name="__Annotation__24628_1344634728"><dc:creator>D Harris</dc:creator><dc:date>2015-02-14T14:08:20</dc:date><text:list text:continue-numbering="true" text:style-name=""><text:list-item><text:p>Is the sentence above referring to this version number? <text:s/></text:p></text:list-item></text:list></office:annotation><text:span text:style-name="Teletype"><text:span text:style-name="T7">version="1.0</text:span></text:span><text:change-start text:change-id="ct27683904"/><office:annotation-end office:name="__Annotation__24628_1344634728"/><text:change-end text:change-id="ct27683904"/><text:change text:change-id="ct105332400"/><text:span text:style-name="Teletype"><text:span text:style-name="T7">"?&gt;</text:span></text:span></text:p>
      <text:p text:style-name="Standard">to define the XML version of <text:span text:style-name="T5">the</text:span> content.</text:p>
      <text:p text:style-name="Standard">The root element of the CDI XML is:</text:p>
      <text:p text:style-name="Standard"><text:span text:style-name="Teletype"><text:span text:style-name="T7">&lt;cdi xmlns:xsi="http://www.w3.org/2001/XMLSchema-instance" <text:tab/>xsi:noNamespaceSchemaLocation="</text:span></text:span><text:a xlink:type="simple" xlink:href="http://openlcb.org/schema/1/1/cdi.xsd" text:style-name="Internet_20_link" text:visited-style-name="Visited_20_Internet_20_Link"><text:span text:style-name="Teletype"><text:span text:style-name="T7">http://openlcb.org/schema/1/1/cdi.xsd</text:span></text:span></text:a><text:span text:style-name="Teletype"><text:span text:style-name="T7">"&gt;</text:span></text:span></text:p>
      <text:p text:style-name="P14">The schema contents are normative.</text:p>
      <text:p text:style-name="P2">Numerical values in attributes and element text shall be specified as <office:annotation office:name="__Annotation__24629_1344634728"><dc:creator>D Harris</dc:creator><dc:date>2015-02-14T14:09:01</dc:date><text:list text:continue-numbering="true" text:style-name=""><text:list-item><text:p>I wonder if we should emphasize this. <text:s/></text:p></text:list-item></text:list></office:annotation>decimal numbers<text:change-start text:change-id="ct29261792"/><office:annotation-end office:name="__Annotation__24629_1344634728"/><text:change-end text:change-id="ct29261792"/><text:change text:change-id="ct84954816"/>.</text:p>
      <text:h text:style-name="Heading_20_2" text:outline-level="2">XML Elements</text:h>
      <text:h text:style-name="Heading_20_3" text:outline-level="3">&lt;identification&gt; Element</text:h>
      <text:p text:style-name="Standard">The &lt;identification&gt; element, if included, specifies manufacturer-provided identification information about the node. This information is not user-editable. If this Element is provided and the node also supports the OpenLCB Simple Node Information Protocol (SNIP), the contents of the SNIP Reply shall <text:soft-page-break/>match the respective tags in the &lt;identification&gt; Element. If this Element is provided, and the node also provides the &lt;acdi&gt; Element, the contents provided by the ACDI spaces shall match the respective tags in the &lt;identification&gt; Element.</text:p>
      <text:h text:style-name="Heading_20_3" text:outline-level="3">&lt;acdi&gt; Element</text:h>
      <text:p text:style-name="Standard">The &lt;acdi&gt; Element, if specified without the attribute `fixed', with the attribute `fixed=”1”',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Table_20_Contents">Space</text:p>
          </table:table-cell>
          <table:table-cell table:style-name="Table2.A1" office:value-type="string">
            <text:p text:style-name="Table_20_Contents">Address</text:p>
          </table:table-cell>
          <table:table-cell table:style-name="Table2.A1" office:value-type="string">
            <text:p text:style-name="Table_20_Contents">Size (bytes)</text:p>
          </table:table-cell>
          <table:table-cell table:style-name="Table2.A1" office:value-type="string">
            <text:p text:style-name="Table_20_Contents">Type</text:p>
          </table:table-cell>
          <table:table-cell table:style-name="Table2.E1" office:value-type="string">
            <text:p text:style-name="Table_20_Contents"><office:annotation office:name="__Annotation__24630_1344634728"><dc:creator>D Harris</dc:creator><dc:date>2015-02-14T14:10:07</dc:date><text:list text:continue-numbering="true" text:style-name=""><text:list-item><text:p>I have generally changed the paragraph formatting in tables to remove the spacing below, so the tables are more compact. <text:s/></text:p></text:list-item></text:list></office:annotation>Description<text:change-start text:change-id="ct29257056"/><office:annotation-end office:name="__Annotation__24630_1344634728"/><text:change-end text:change-id="ct29257056"/><text:change text:change-id="ct119121856"/></text:p>
          </table:table-cell>
        </table:table-row>
        <table:table-row>
          <table:table-cell table:style-name="Table2.A2" office:value-type="string">
            <text:p text:style-name="Table_20_Contents">252</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office:annotation office:name="__Annotation__24632_1344634728"><dc:creator>D Harris</dc:creator><dc:date>2015-02-14T14:14:19</dc:date><text:list text:continue-numbering="true" text:style-name=""><text:list-item><text:p>I think these would be better a uint32 or int32 and does string mean null-terminated-string? <text:s/>Or am I out-to-lunch? <text:s text:c="2"/>… yes, they are defined below.</text:p></text:list-item></text:list></office:annotation>int<text:change-start text:change-id="ct29192272"/><office:annotation-end office:name="__Annotation__24632_1344634728"/><text:change-end text:change-id="ct29192272"/><text:change text:change-id="ct117793936"/></text:p>
          </table:table-cell>
          <table:table-cell table:style-name="Table2.E2" office:value-type="string">
            <text:p text:style-name="Table_20_Contents">Version</text:p>
          </table:table-cell>
        </table:table-row>
        <table:table-row>
          <table:table-cell table:style-name="Table2.A2" office:value-type="string">
            <text:p text:style-name="Table_20_Contents">252</text:p>
          </table:table-cell>
          <table:table-cell table:style-name="Table2.A2" office:value-type="string">
            <text:p text:style-name="Table_20_Contents">1</text:p>
          </table:table-cell>
          <table:table-cell table:style-name="Table2.A2" office:value-type="string">
            <text:p text:style-name="Table_20_Contents">41</text:p>
          </table:table-cell>
          <table:table-cell table:style-name="Table2.A2" office:value-type="string">
            <text:p text:style-name="Table_20_Contents">string</text:p>
          </table:table-cell>
          <table:table-cell table:style-name="Table2.E2" office:value-type="string">
            <text:p text:style-name="Table_20_Contents">Manufacturer</text:p>
          </table:table-cell>
        </table:table-row>
        <table:table-row>
          <table:table-cell table:style-name="Table2.A2" office:value-type="string">
            <text:p text:style-name="Table_20_Contents">252</text:p>
          </table:table-cell>
          <table:table-cell table:style-name="Table2.A2" office:value-type="string">
            <text:p text:style-name="Table_20_Contents">42</text:p>
          </table:table-cell>
          <table:table-cell table:style-name="Table2.A2" office:value-type="string">
            <text:p text:style-name="Table_20_Contents">41</text:p>
          </table:table-cell>
          <table:table-cell table:style-name="Table2.A2" office:value-type="string">
            <text:p text:style-name="Table_20_Contents">string</text:p>
          </table:table-cell>
          <table:table-cell table:style-name="Table2.E2" office:value-type="string">
            <text:p text:style-name="Table_20_Contents">Model</text:p>
          </table:table-cell>
        </table:table-row>
        <table:table-row>
          <table:table-cell table:style-name="Table2.A2" office:value-type="string">
            <text:p text:style-name="Table_20_Contents">252</text:p>
          </table:table-cell>
          <table:table-cell table:style-name="Table2.A2" office:value-type="string">
            <text:p text:style-name="Table_20_Contents">83</text:p>
          </table:table-cell>
          <table:table-cell table:style-name="Table2.A2" office:value-type="string">
            <text:p text:style-name="Table_20_Contents">21</text:p>
          </table:table-cell>
          <table:table-cell table:style-name="Table2.A2" office:value-type="string">
            <text:p text:style-name="Table_20_Contents">string</text:p>
          </table:table-cell>
          <table:table-cell table:style-name="Table2.E2" office:value-type="string">
            <text:p text:style-name="Table_20_Contents">Hardware version</text:p>
          </table:table-cell>
        </table:table-row>
        <table:table-row>
          <table:table-cell table:style-name="Table2.A2" office:value-type="string">
            <text:p text:style-name="Table_20_Contents">252</text:p>
          </table:table-cell>
          <table:table-cell table:style-name="Table2.A2" office:value-type="string">
            <text:p text:style-name="Table_20_Contents">104</text:p>
          </table:table-cell>
          <table:table-cell table:style-name="Table2.A2" office:value-type="string">
            <text:p text:style-name="Table_20_Contents">21</text:p>
          </table:table-cell>
          <table:table-cell table:style-name="Table2.A2" office:value-type="string">
            <text:p text:style-name="Table_20_Contents">string</text:p>
          </table:table-cell>
          <table:table-cell table:style-name="Table2.E2" office:value-type="string">
            <text:p text:style-name="Table_20_Contents">Software version<text:change text:change-id="ct28350048"/></text:p>
          </table:table-cell>
        </table:table-row>
      </table:table>
      <text:p text:style-name="Standard">The value at the Version variable shall be the same as the value of the attribute `fixed'.</text:p>
      <text:p text:style-name="Standard">The &lt;acdi&gt; Element, if specified without the attribute `<office:annotation office:name="__Annotation__24631_1344634728"><dc:creator>D Harris</dc:creator><dc:date>2015-02-14T14:12:48</dc:date><text:list text:continue-numbering="true" text:style-name=""><text:list-item><text:p>Do we need a word about the difference between fixed and var? <text:s/></text:p></text:list-item></text:list></office:annotation>var<text:change-start text:change-id="ct28357920"/><office:annotation-end office:name="__Annotation__24631_1344634728"/><text:change-end text:change-id="ct28357920"/><text:change text:change-id="ct119491472"/>', with the attribute `var=”1”',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Table_20_Contents">Space</text:p>
          </table:table-cell>
          <table:table-cell table:style-name="Table3.A1" office:value-type="string">
            <text:p text:style-name="Table_20_Contents">Address</text:p>
          </table:table-cell>
          <table:table-cell table:style-name="Table3.A1" office:value-type="string">
            <text:p text:style-name="Table_20_Contents">Size (bytes)</text:p>
          </table:table-cell>
          <table:table-cell table:style-name="Table3.A1" office:value-type="string">
            <text:p text:style-name="Table_20_Contents">Type</text:p>
          </table:table-cell>
          <table:table-cell table:style-name="Table3.E1" office:value-type="string">
            <text:p text:style-name="Table_20_Contents">Description</text:p>
          </table:table-cell>
        </table:table-row>
        <table:table-row>
          <table:table-cell table:style-name="Table3.A2" office:value-type="string">
            <text:p text:style-name="Table_20_Contents">251</text:p>
          </table:table-cell>
          <table:table-cell table:style-name="Table3.A2" office:value-type="string">
            <text:p text:style-name="Table_20_Contents">0</text:p>
          </table:table-cell>
          <table:table-cell table:style-name="Table3.A2" office:value-type="string">
            <text:p text:style-name="Table_20_Contents">1</text:p>
          </table:table-cell>
          <table:table-cell table:style-name="Table3.A2" office:value-type="string">
            <text:p text:style-name="Table_20_Contents">int</text:p>
          </table:table-cell>
          <table:table-cell table:style-name="Table3.E2" office:value-type="string">
            <text:p text:style-name="Table_20_Contents">Version</text:p>
          </table:table-cell>
        </table:table-row>
        <table:table-row>
          <table:table-cell table:style-name="Table3.A2" office:value-type="string">
            <text:p text:style-name="Table_20_Contents">251</text:p>
          </table:table-cell>
          <table:table-cell table:style-name="Table3.A2" office:value-type="string">
            <text:p text:style-name="Table_20_Contents">1</text:p>
          </table:table-cell>
          <table:table-cell table:style-name="Table3.A2" office:value-type="string">
            <text:p text:style-name="Table_20_Contents">63</text:p>
          </table:table-cell>
          <table:table-cell table:style-name="Table3.A2" office:value-type="string">
            <text:p text:style-name="Table_20_Contents">string</text:p>
          </table:table-cell>
          <table:table-cell table:style-name="Table3.E2" office:value-type="string">
            <text:p text:style-name="Table_20_Contents">User-supplied name</text:p>
          </table:table-cell>
        </table:table-row>
        <table:table-row>
          <table:table-cell table:style-name="Table3.A2" office:value-type="string">
            <text:p text:style-name="Table_20_Contents">251</text:p>
          </table:table-cell>
          <table:table-cell table:style-name="Table3.A2" office:value-type="string">
            <text:p text:style-name="Table_20_Contents">64</text:p>
          </table:table-cell>
          <table:table-cell table:style-name="Table3.A2" office:value-type="string">
            <text:p text:style-name="Table_20_Contents">64</text:p>
          </table:table-cell>
          <table:table-cell table:style-name="Table3.A2" office:value-type="string">
            <text:p text:style-name="Table_20_Contents">string</text:p>
          </table:table-cell>
          <table:table-cell table:style-name="Table3.E2" office:value-type="string">
            <text:p text:style-name="Table_20_Contents">User-supplied description</text:p>
          </table:table-cell>
        </table:table-row>
      </table:table>
      <text:p text:style-name="Standard">The value at the Version variable shall be the same as the value of the attribute `var'.</text:p>
      <text:p text:style-name="Standard">The &lt;acdi&gt; Element shall be specified if and only if the Protocol Support Reply message carries the `ACDI' bit set. See the OpenLCB Message Network Standard for the Protocol Support Reply message.</text:p>
      <text:p text:style-name="Standard">If the &lt;acdi&gt; Element is specified, and the Node also supports the OpenLCB Simple Node Information Protocol (SNIP), then the information provided by the SNIP Reply shall match the respective values provided in the ACDI space.</text:p>
      <text:p text:style-name="Standard">A node may, but is not required to, express the same configuration options as specific segments and Elements therein.</text:p>
      <text:h text:style-name="Heading_20_3" text:outline-level="3"><text:soft-page-break/>&lt;segment&gt; Element</text:h>
      <text:h text:style-name="Heading_20_2" text:outline-level="2">A &lt;segment&gt; element defines the value of Space in the attribute `space', which shall apply to all Data Elements within, and the value of `origin', which shall be considered as the Address of an Element of size 0 (zero) at the beginning of the &lt;segment&gt;<text:note text:id="ftn3" text:note-class="footnote"><text:note-citation>1</text:note-citation><text:note-body><text:p text:style-name="Footnote">This is required to make “previous Element” an unambiguous reference for the first Element in the contained sequence.</text:p></text:note-body></text:note>.</text:h>
      <text:p text:style-name="Standard">A Configuration Tool may, but is not required to, perform visual separation of the contents of different segments by appropriate UI elements, such as tabs, boxes or horizontal bars.</text:p>
      <text:p text:style-name="Standard">A &lt;segment&gt; element shall contain an optional user-readable name and description tags, and a sequence of zero or more Data Elements.</text:p>
      <text:h text:style-name="Heading_20_3" text:outline-level="3">Data Elements</text:h>
      <text:p text:style-name="Standard">The following Elements are considered Data Elements: &lt;group&gt;, &lt;bit&gt;, &lt;int&gt;, &lt;string&gt;, &lt;eventid&gt;.</text:p>
      <text:p text:style-name="Standard">For each Data Element the following values are defined:</text:p>
      <text:list xml:id="list3824224843611708091" text:style-name="L22">
        <text:list-item>
          <text:p text:style-name="P25">Space</text:p>
        </text:list-item>
        <text:list-item>
          <text:p text:style-name="P25">Address</text:p>
        </text:list-item>
        <text:list-item>
          <text:p text:style-name="P25">Size (in bytes)</text:p>
        </text:list-item>
        <text:list-item>
          <text:p text:style-name="P25">End Address, which shall be Address + Size.</text:p>
        </text:list-item>
      </text:list>
      <text:h text:style-name="Heading_20_4" text:outline-level="4">&lt;group&gt; Element</text:h>
      <text:p text:style-name="Standard">The &lt;group&gt; Element allows logical grouping of Variables, providing common documentation for them, and making multiple copies of the contained Variables occupying a contiguous memory area. Nodes may, but are not required to, use this feature to express configuration of repeated hardware or software components (such as multiple input ports, output ports etc).</text:p>
      <text:p text:style-name="Standard"><text:span text:style-name="T5">A &lt;group&gt; Element shall contain an optional user-readable name, description and a sequence of zero or more Data Elements. This sequence is considered to contain a Data Element of size 0 (zero) before the specified Data Elements</text:span><text:span text:style-name="Footnote_20_anchor"><text:span text:style-name="T5"><text:note-ref text:note-class="footnote" text:reference-format="text" text:ref-name="ftn3">1</text:note-ref></text:span></text:span><text:span text:style-name="T5">.</text:span></text:p>
      <text:p text:style-name="P2">The Address of a &lt;group&gt; is defined as the End Address of the previous Element plus the value of the attribute `offset'.</text:p>
      <text:p text:style-name="P2">If the `replication' attribute is present with the value of N, then the group shall be considered as if the entire sequence of Data Elements were repeated N times, with a Data Element of size 0 (zero) separating the individual instances.</text:p>
      <text:p text:style-name="P2">The End Address of a &lt;group&gt; element is defined as the End Address of the last Data Element in the contained sequence (after replication).</text:p>
      <text:p text:style-name="P2">The Size of a &lt;group&gt; Element is defined as the End Address minus the Address of the &lt;group&gt; Element.</text:p>
      <text:h text:style-name="Heading_20_4" text:outline-level="4"><text:soft-page-break/>&lt;bit&gt; Element</text:h>
      <text:p text:style-name="P3">The &lt;bit&gt; Element defines a Variable of boolean value.</text:p>
      <text:p text:style-name="P3">The Address of the &lt;bit&gt; Element is defined as the End Address of the previous Data Element plus the value of the `offset' attribute.</text:p>
      <text:p text:style-name="P3">The Size of the &lt;bit&gt; Element is defined as the value of the `size' attribute divided by 8 rounded up to the next integer.</text:p>
      <text:p text:style-name="P3">A value of <office:annotation office:name="__Annotation__24690_1344634728"><dc:creator>D Harris</dc:creator><dc:date>2015-02-14T14:16:55</dc:date><text:list text:style-name=""><text:list-item><text:p>Should these be quoted?</text:p></text:list-item></text:list></office:annotation>true / on / yes<text:change-start text:change-id="ct29346992"/><office:annotation-end office:name="__Annotation__24690_1344634728"/><text:change-end text:change-id="ct29346992"/><text:change text:change-id="ct122788000"/> shall be represented by writing the bit 1 to the LSB of the data pointed to. A value of false / off / no shall be represented by writing all zeros to the data pointed to.</text:p>
      <text:h text:style-name="Heading_20_4" text:outline-level="4">&lt;int&gt; Element</text:h>
      <text:p text:style-name="P3">The &lt;int&gt; Element defines a Variable of boolean value.</text:p>
      <text:p text:style-name="P3">The Address of the &lt;int&gt; Element is defined as the End Address of the previous Data Element plus the value of the `offset' attribute.</text:p>
      <text:p text:style-name="P3">The Size of the &lt;int&gt; Element is defined as the value of the `size' attribute in bytes.</text:p>
      <text:p text:style-name="P3">The integer value shall be written to the bytes pointed to in big-endian byte order. All bytes shall be written. Values falling outside of the range defined by the &lt;min&gt; and &lt;max&gt; sub-elements, if present, are invalid and shall not be written. If the &lt;map&gt; enumeration is present, then values not present in the list of &lt;property&gt; entries of the enumeration are invalid and shall not be written.</text:p>
      <text:h text:style-name="Heading_20_4" text:outline-level="4">&lt;string&gt; Element</text:h>
      <text:p text:style-name="P3">The &lt;string&gt; Element defines a variable holding a UTF-8 string that is user-readable.</text:p>
      <text:p text:style-name="P3">The Address of the &lt;string&gt; Element is defined as the End Address of the previous Data Element plus the value of the `offset' attribute.</text:p>
      <text:p text:style-name="P3">The Size of the &lt;string&gt; Element is defined as the value of the `size' attribute in bytes.</text:p>
      <text:p text:style-name="P3">The string value shall be written to the bytes pointed to, starting at the Address of the &lt;string&gt; Element<text:change text:change-id="ct128280672"/> When writing a shorter string, any unused bytes shall be set to 0 (zero).</text:p>
      <text:p text:style-name="P3">If the &lt;map&gt; enumeration is present, then values not present in the list of &lt;property&gt; entries of the enumeration are invalid and shall not be written.</text:p>
      <text:h text:style-name="Heading_20_4" text:outline-level="4">&lt;eventid&gt; Element</text:h>
      <text:p text:style-name="P3">The &lt;eventid&gt; Element defines a variable holding an 8-byte value representing an Event ID.</text:p>
      <text:p text:style-name="P3">The Address of the &lt;eventid&gt; Element is defined as the End Address of the previous Data Element plus the value of the `offset' attribute.</text:p>
      <text:p text:style-name="P3">The Size of the &lt;eventid&gt; Element is defined as 8 bytes.</text:p>
      <text:p text:style-name="P3"><text:soft-page-break/>The Event ID shall be written to the bytes pointed to in big-endian byte order (most significant byte first).</text:p>
      <text:p text:style-name="P3">If the &lt;map&gt; enumeration is present, then values not present in the list of &lt;property&gt; entries of the enumeration are invalid and shall not be written.</text:p>
      <text:h text:style-name="Heading_20_1" text:outline-level="1">Future Extension (Normative)</text:h>
      <text:p text:style-name="Standard">Configuration Tools implementing a future version of this Standard must be able to process CDI content defined according to any earlier version of the Standard, including this version.</text:p>
      <text:p text:style-name="Standard">Configuration Tools implementing major version 1 of this Standard may assume the following about future minor versions of this Standard:</text:p>
      <text:list xml:id="list7225045497745757194" text:style-name="L23">
        <text:list-item>
          <text:p text:style-name="P26">No existing tags will change the interpretation or default value of the `offset' and `size' attribute, and accordingly the Address and Size value, the data type and encoding of the value in the memory space. The &lt;group&gt; tag will not change the interpretation of the `offset' attribute and `replication' attribute.</text:p>
        </text:list-item>
        <text:list-item>
          <text:p text:style-name="P26">All unknown tags that occur within the Element &lt;segment&gt; or &lt;group&gt; and have an attribute `size' shall be considered to be Data Elements with Address <text:span text:style-name="T5">defined as the End Address of the previous Data Element plus the value of the `offset' attribute, and Size defined as the value of the `size' attribute in bytes. The `size' attribute of all future Data Elements shall be required.</text:span></text:p>
        </text:list-item>
      </text:list>
      <text:p text:style-name="P2">No assumptions may be made about major version 2 and up of this Standard.</text:p>
      <text:list xml:id="list4401606966562858737" text:style-name="Numbering_20_2">
        <text:list-item>
          <text:h text:style-name="P31" text:outline-level="1">Appendix: Schema</text:h>
        </text:list-item>
      </text:list>
      <text:p text:style-name="P16">&lt;?xml version="1.0" encoding="utf-8"?&gt;</text:p>
      <text:p text:style-name="P16">&lt;?xml-stylesheet href="schema2xhtml.xsl" type="text/xsl"?&gt;</text:p>
      <text:p text:style-name="P16">&lt;!-- XML Schema for OpenLCB Configuration Description Information (CDI) <text:s text:c="4"/>--&gt;</text:p>
      <text:p text:style-name="P16">&lt;xs:schema version="CDI 1.1" xmlns:xs="http://www.w3.org/2001/XMLSchema" xmlns:xsi="http://www.w3.org/2001/XMLSchema-instance"&gt;</text:p>
      <text:p text:style-name="P16"><text:s text:c="2"/></text:p>
      <text:p text:style-name="P16"><text:s text:c="2"/>&lt;xs:complexType name="mapType"&gt;</text:p>
      <text:p text:style-name="P16"><text:s text:c="4"/>&lt;xs:annotation&gt;</text:p>
      <text:p text:style-name="P16"><text:s text:c="6"/>&lt;xs:documentation&gt;</text:p>
      <text:p text:style-name="P16"><text:s text:c="8"/>A map relates one or more property elements (keys) </text:p>
      <text:p text:style-name="P16"><text:s text:c="8"/>to specific values.</text:p>
      <text:p text:style-name="P16"><text:s text:c="6"/>&lt;/xs:documentation&gt;</text:p>
      <text:p text:style-name="P16"><text:s text:c="4"/>&lt;/xs:annotation&gt;</text:p>
      <text:p text:style-name="P16"><text:s text:c="4"/>&lt;xs:sequence&gt;</text:p>
      <text:p text:style-name="P16"><text:s text:c="6"/>&lt;xs:element name="name" minOccurs="0" maxOccurs="1" /&gt;</text:p>
      <text:p text:style-name="P16"><text:s text:c="6"/>&lt;xs:element name="description" minOccurs="0" maxOccurs="1" /&gt;</text:p>
      <text:p text:style-name="P16"><text:s text:c="6"/>&lt;xs:element name="relation" minOccurs="0" maxOccurs="unbounded"&gt;</text:p>
      <text:p text:style-name="P16"><text:s text:c="8"/>&lt;xs:complexType&gt;</text:p>
      <text:p text:style-name="P16"><text:s text:c="10"/>&lt;xs:sequence&gt;</text:p>
      <text:p text:style-name="P16"><text:s text:c="12"/>&lt;xs:element name="property" minOccurs="1" maxOccurs="1" /&gt;</text:p>
      <text:p text:style-name="P16"><text:s text:c="12"/>&lt;xs:element name="value" minOccurs="1" maxOccurs="1" /&gt;</text:p>
      <text:p text:style-name="P16"><text:s text:c="10"/>&lt;/xs:sequence&gt;</text:p>
      <text:p text:style-name="P16"><text:s text:c="8"/>&lt;/xs:complexType&gt;</text:p>
      <text:p text:style-name="P16"><text:s text:c="6"/>&lt;/xs:element&gt;</text:p>
      <text:p text:style-name="P16"><text:s text:c="4"/>&lt;/xs:sequence&gt;</text:p>
      <text:p text:style-name="P16"><text:s text:c="2"/>&lt;/xs:complexType&gt;</text:p>
      <text:p text:style-name="P16"><text:s text:c="2"/></text:p>
      <text:p text:style-name="P16"><text:s text:c="2"/>&lt;xs:complexType name="groupType"&gt;</text:p>
      <text:p text:style-name="P16"><text:s text:c="4"/>&lt;xs:sequence&gt;</text:p>
      <text:p text:style-name="P16"><text:s text:c="6"/>&lt;xs:element name="name" minOccurs="0" maxOccurs="1" /&gt;</text:p>
      <text:p text:style-name="P16"><text:s text:c="6"/>&lt;xs:element name="description" minOccurs="0" maxOccurs="1" /&gt;</text:p>
      <text:p text:style-name="P16"><text:s text:c="6"/>&lt;xs:element name="repname" minOccurs="0" maxOccurs="1" /&gt;</text:p>
      <text:p text:style-name="P16"><text:s text:c="6"/>&lt;xs:choice minOccurs="0" maxOccurs="unbounded"&gt;</text:p>
      <text:p text:style-name="P16"><text:s text:c="8"/>&lt;xs:annotation&gt;</text:p>
      <text:p text:style-name="P16"><text:s text:c="10"/>&lt;xs:documentation&gt;</text:p>
      <text:p text:style-name="P16"><text:s text:c="12"/>Allows any sequence of the contained element types</text:p>
      <text:p text:style-name="P16"><text:s text:c="10"/>&lt;/xs:documentation&gt;</text:p>
      <text:p text:style-name="P16"><text:s text:c="8"/>&lt;/xs:annotation&gt;</text:p>
      <text:p text:style-name="P16"><text:s text:c="8"/>&lt;xs:element name="group" type="groupType" minOccurs="0" maxOccurs="1" /&gt;</text:p>
      <text:p text:style-name="P16"><text:s text:c="8"/>&lt;xs:element name="bit" type="bitType" minOccurs="0" maxOccurs="1" /&gt;</text:p>
      <text:p text:style-name="P16"><text:s text:c="8"/>&lt;xs:element name="string" type="stringType" minOccurs="0" maxOccurs="1" /&gt;</text:p>
      <text:p text:style-name="P16"><text:s text:c="8"/>&lt;xs:element name="int" type="intType" minOccurs="0" maxOccurs="1" /&gt;</text:p>
      <text:p text:style-name="P16"><text:s text:c="8"/>&lt;xs:element name="eventid" type="eventidType" minOccurs="0" maxOccurs="1" /&gt;</text:p>
      <text:p text:style-name="P16"><text:s text:c="6"/>&lt;/xs:choice&gt;</text:p>
      <text:p text:style-name="P16"><text:s text:c="4"/>&lt;/xs:sequence&gt;</text:p>
      <text:p text:style-name="P16"><text:s text:c="4"/>&lt;xs:attribute name="offset" type="xs:int" default="0"&gt;</text:p>
      <text:p text:style-name="P16"><text:s text:c="6"/>&lt;xs:annotation&gt;</text:p>
      <text:p text:style-name="P16"><text:s text:c="8"/>&lt;xs:documentation&gt;</text:p>
      <text:p text:style-name="P16"><text:s text:c="10"/>Positive or negative offset between the address of </text:p>
      <text:p text:style-name="P16"><text:s text:c="10"/>the previous element and the start of this group's contents.</text:p>
      <text:p text:style-name="P16"><text:s text:c="8"/>&lt;/xs:documentation&gt;</text:p>
      <text:p text:style-name="P16"><text:s text:c="6"/>&lt;/xs:annotation&gt;</text:p>
      <text:p text:style-name="P16"><text:s text:c="4"/>&lt;/xs:attribute&gt;</text:p>
      <text:p text:style-name="P16"><text:s text:c="4"/>&lt;xs:attribute name="replication" type="xs:int" default="1" /&gt;</text:p>
      <text:p text:style-name="P16"><text:s text:c="2"/>&lt;/xs:complexType&gt;</text:p>
      <text:p text:style-name="P16"><text:s text:c="2"/></text:p>
      <text:p text:style-name="P16"><text:s text:c="2"/>&lt;xs:complexType name="eventidType"&gt;</text:p>
      <text:p text:style-name="P16"><text:s text:c="4"/>&lt;xs:sequence&gt;</text:p>
      <text:p text:style-name="P16"><text:s text:c="6"/>&lt;xs:element name="name" minOccurs="0" maxOccurs="1" /&gt;</text:p>
      <text:p text:style-name="P16"><text:s text:c="6"/>&lt;xs:element name="description" minOccurs="0" maxOccurs="1" /&gt;</text:p>
      <text:p text:style-name="P16"><text:s text:c="6"/>&lt;xs:element name="map" type="mapType" minOccurs="0" maxOccurs="1" /&gt;</text:p>
      <text:p text:style-name="P16"><text:s text:c="4"/>&lt;/xs:sequence&gt;</text:p>
      <text:p text:style-name="P16"><text:s text:c="4"/>&lt;xs:attribute name="offset" type="xs:int" default="0"&gt;</text:p>
      <text:p text:style-name="P16"><text:s text:c="6"/>&lt;xs:annotation&gt;</text:p>
      <text:p text:style-name="P16"><text:soft-page-break/><text:s text:c="8"/>&lt;xs:documentation&gt;</text:p>
      <text:p text:style-name="P16"><text:s text:c="10"/>Positive or negative offset between the address of </text:p>
      <text:p text:style-name="P16"><text:s text:c="10"/>the end of previous element and the start of </text:p>
      <text:p text:style-name="P16"><text:s text:c="10"/>this elements's contents.</text:p>
      <text:p text:style-name="P16"><text:s text:c="8"/>&lt;/xs:documentation&gt;</text:p>
      <text:p text:style-name="P16"><text:s text:c="6"/>&lt;/xs:annotation&gt;</text:p>
      <text:p text:style-name="P16"><text:s text:c="4"/>&lt;/xs:attribute&gt;</text:p>
      <text:p text:style-name="P16"><text:s text:c="2"/>&lt;/xs:complexType&gt;</text:p>
      <text:p text:style-name="P16"><text:s text:c="2"/></text:p>
      <text:p text:style-name="P16"><text:s text:c="2"/>&lt;xs:complexType name="intType"&gt;</text:p>
      <text:p text:style-name="P16"><text:s text:c="4"/>&lt;xs:sequence&gt;</text:p>
      <text:p text:style-name="P16"><text:s text:c="6"/>&lt;xs:element name="name" minOccurs="0" maxOccurs="1" /&gt;</text:p>
      <text:p text:style-name="P16"><text:s text:c="6"/>&lt;xs:element name="description" minOccurs="0" maxOccurs="1" /&gt;</text:p>
      <text:p text:style-name="P16"><text:s text:c="6"/>&lt;xs:element name="min" minOccurs="0" maxOccurs="1" /&gt;</text:p>
      <text:p text:style-name="P16"><text:s text:c="6"/>&lt;xs:element name="max" minOccurs="0" maxOccurs="1" /&gt;</text:p>
      <text:p text:style-name="P16"><text:s text:c="6"/>&lt;xs:element name="default" minOccurs="0" maxOccurs="1" /&gt;</text:p>
      <text:p text:style-name="P16"><text:s text:c="6"/>&lt;xs:element name="map" type="mapType" minOccurs="0" maxOccurs="1"&gt;</text:p>
      <text:p text:style-name="P16"><text:s text:c="8"/>&lt;xs:annotation&gt;</text:p>
      <text:p text:style-name="P16"><text:s text:c="10"/>&lt;xs:documentation&gt;</text:p>
      <text:p text:style-name="P16"><text:s text:c="12"/>The 'value' of each entry is displayed, and </text:p>
      <text:p text:style-name="P16"><text:s text:c="12"/>the 'property' content (number) is sent </text:p>
      <text:p text:style-name="P16"><text:s text:c="12"/>to/from the node</text:p>
      <text:p text:style-name="P16"><text:s text:c="10"/>&lt;/xs:documentation&gt;</text:p>
      <text:p text:style-name="P16"><text:s text:c="8"/>&lt;/xs:annotation&gt;</text:p>
      <text:p text:style-name="P16"><text:s text:c="6"/>&lt;/xs:element&gt;</text:p>
      <text:p text:style-name="P16"><text:s text:c="4"/>&lt;/xs:sequence&gt;</text:p>
      <text:p text:style-name="P16"><text:s text:c="4"/>&lt;xs:attribute name="size" type="xs:int" default="1"&gt;</text:p>
      <text:p text:style-name="P16"><text:s text:c="6"/>&lt;xs:annotation&gt;</text:p>
      <text:p text:style-name="P16"><text:s text:c="8"/>&lt;xs:documentation&gt;</text:p>
      <text:p text:style-name="P16"><text:s text:c="10"/>Storage size of this variable in bytes.</text:p>
      <text:p text:style-name="P16"><text:s text:c="8"/>&lt;/xs:documentation&gt;</text:p>
      <text:p text:style-name="P16"><text:s text:c="6"/>&lt;/xs:annotation&gt;</text:p>
      <text:p text:style-name="P16"><text:s text:c="4"/>&lt;/xs:attribute&gt;</text:p>
      <text:p text:style-name="P16"><text:s text:c="4"/>&lt;xs:attribute name="offset" type="xs:int" default="0"&gt;</text:p>
      <text:p text:style-name="P16"><text:s text:c="6"/>&lt;xs:annotation&gt;</text:p>
      <text:p text:style-name="P16"><text:s text:c="8"/>&lt;xs:documentation&gt;</text:p>
      <text:p text:style-name="P16"><text:s text:c="10"/>Positive or negative offset between the </text:p>
      <text:p text:style-name="P16"><text:s text:c="10"/>address of the end of previous element and the </text:p>
      <text:p text:style-name="P16"><text:s text:c="10"/>start of this elements's contents. </text:p>
      <text:p text:style-name="P16"><text:s text:c="10"/>Offset of zero means that this element starts </text:p>
      <text:p text:style-name="P16"><text:s text:c="10"/>immediately after the previous one.</text:p>
      <text:p text:style-name="P16"><text:s text:c="8"/>&lt;/xs:documentation&gt;</text:p>
      <text:p text:style-name="P16"><text:s text:c="6"/>&lt;/xs:annotation&gt;</text:p>
      <text:p text:style-name="P16"><text:s text:c="4"/>&lt;/xs:attribute&gt;</text:p>
      <text:p text:style-name="P16"><text:s text:c="2"/>&lt;/xs:complexType&gt;</text:p>
      <text:p text:style-name="P16"><text:s text:c="2"/></text:p>
      <text:p text:style-name="P16"><text:s text:c="2"/>&lt;xs:complexType name="bitType"&gt;</text:p>
      <text:p text:style-name="P16"><text:s text:c="4"/>&lt;xs:sequence&gt;</text:p>
      <text:p text:style-name="P16"><text:s text:c="6"/>&lt;xs:element name="name" minOccurs="0" maxOccurs="1" /&gt;</text:p>
      <text:p text:style-name="P16"><text:s text:c="6"/>&lt;xs:element name="description" minOccurs="0" maxOccurs="1" /&gt;</text:p>
      <text:p text:style-name="P16"><text:s text:c="6"/>&lt;xs:element name="map" type="mapType" minOccurs="0" maxOccurs="1"&gt;</text:p>
      <text:p text:style-name="P16"><text:s text:c="8"/>&lt;xs:annotation&gt;</text:p>
      <text:p text:style-name="P16"><text:s text:c="10"/>&lt;xs:documentation&gt;</text:p>
      <text:p text:style-name="P16"><text:s text:c="12"/>The 'value' of each entry is displayed, and</text:p>
      <text:p text:style-name="P16"><text:s text:c="12"/>the 'property' content (number) is sent to/from the node</text:p>
      <text:p text:style-name="P16"><text:s text:c="10"/>&lt;/xs:documentation&gt;</text:p>
      <text:p text:style-name="P16"><text:s text:c="8"/>&lt;/xs:annotation&gt;</text:p>
      <text:p text:style-name="P16"><text:s text:c="6"/>&lt;/xs:element&gt;</text:p>
      <text:p text:style-name="P16"><text:s text:c="4"/>&lt;/xs:sequence&gt;</text:p>
      <text:p text:style-name="P16"><text:s text:c="4"/>&lt;xs:attribute name="size" type="xs:int" default="1"&gt;</text:p>
      <text:p text:style-name="P16"><text:s text:c="6"/>&lt;xs:annotation&gt;</text:p>
      <text:p text:style-name="P16"><text:s text:c="8"/>&lt;xs:documentation&gt;</text:p>
      <text:p text:style-name="P16"><text:s text:c="10"/>Storage size of this variable in bits.</text:p>
      <text:p text:style-name="P16"><text:s text:c="8"/>&lt;/xs:documentation&gt;</text:p>
      <text:p text:style-name="P16"><text:s text:c="6"/>&lt;/xs:annotation&gt;</text:p>
      <text:p text:style-name="P16"><text:s text:c="4"/>&lt;/xs:attribute&gt;</text:p>
      <text:p text:style-name="P16"><text:s text:c="4"/>&lt;xs:attribute name="offset" type="xs:int" default="0"&gt;</text:p>
      <text:p text:style-name="P16"><text:soft-page-break/><text:s text:c="6"/>&lt;xs:annotation&gt;</text:p>
      <text:p text:style-name="P16"><text:s text:c="8"/>&lt;xs:documentation&gt;</text:p>
      <text:p text:style-name="P16"><text:s text:c="10"/>Positive or negative offset between the address of the </text:p>
      <text:p text:style-name="P16"><text:s text:c="10"/>previous element and the start of this element's contents. </text:p>
      <text:p text:style-name="P16"><text:s text:c="10"/>Offset of zero means that this element starts immediately </text:p>
      <text:p text:style-name="P16"><text:s text:c="10"/>after the previous one.</text:p>
      <text:p text:style-name="P16"><text:s text:c="8"/>&lt;/xs:documentation&gt;</text:p>
      <text:p text:style-name="P16"><text:s text:c="6"/>&lt;/xs:annotation&gt;</text:p>
      <text:p text:style-name="P16"><text:s text:c="4"/>&lt;/xs:attribute&gt;</text:p>
      <text:p text:style-name="P16"><text:s text:c="2"/>&lt;/xs:complexType&gt;</text:p>
      <text:p text:style-name="P16"><text:s text:c="2"/></text:p>
      <text:p text:style-name="P16"><text:s text:c="2"/>&lt;xs:complexType name="stringType"&gt;</text:p>
      <text:p text:style-name="P16"><text:s text:c="4"/>&lt;xs:sequence&gt;</text:p>
      <text:p text:style-name="P16"><text:s text:c="6"/>&lt;xs:element name="name" minOccurs="0" maxOccurs="1" /&gt;</text:p>
      <text:p text:style-name="P16"><text:s text:c="6"/>&lt;xs:element name="description" minOccurs="0" maxOccurs="1" /&gt;</text:p>
      <text:p text:style-name="P16"><text:s text:c="6"/>&lt;xs:element name="map" type="mapType" minOccurs="0" maxOccurs="1" /&gt;</text:p>
      <text:p text:style-name="P16"><text:s text:c="4"/>&lt;/xs:sequence&gt;</text:p>
      <text:p text:style-name="P16"><text:s text:c="4"/>&lt;xs:attribute name="size" type="xs:int" use="required"&gt;</text:p>
      <text:p text:style-name="P16"><text:s text:c="6"/>&lt;xs:annotation&gt;</text:p>
      <text:p text:style-name="P16"><text:s text:c="8"/>&lt;xs:documentation&gt;</text:p>
      <text:p text:style-name="P16"><text:s text:c="10"/>Storage size of this variable in bytes. </text:p>
      <text:p text:style-name="P16"><text:s text:c="10"/>This includes the trailing null byte that </text:p>
      <text:p text:style-name="P16"><text:s text:c="10"/>terminates the string content.</text:p>
      <text:p text:style-name="P16"><text:s text:c="8"/>&lt;/xs:documentation&gt;</text:p>
      <text:p text:style-name="P16"><text:s text:c="6"/>&lt;/xs:annotation&gt;</text:p>
      <text:p text:style-name="P16"><text:s text:c="4"/>&lt;/xs:attribute&gt;</text:p>
      <text:p text:style-name="P16"><text:s text:c="4"/>&lt;xs:attribute name="offset" type="xs:int" default="0"&gt;</text:p>
      <text:p text:style-name="P16"><text:s text:c="6"/>&lt;xs:annotation&gt;</text:p>
      <text:p text:style-name="P16"><text:s text:c="8"/>&lt;xs:documentation&gt;</text:p>
      <text:p text:style-name="P16"><text:s text:c="10"/>Positive or negative offset between the address of the </text:p>
      <text:p text:style-name="P16"><text:s text:c="10"/>previous element and the start of this element's contents. </text:p>
      <text:p text:style-name="P16"><text:s text:c="10"/>Offset of zero means that this element starts </text:p>
      <text:p text:style-name="P16"><text:s text:c="10"/>immediately after the previous one.</text:p>
      <text:p text:style-name="P16"><text:s text:c="8"/>&lt;/xs:documentation&gt;</text:p>
      <text:p text:style-name="P16"><text:s text:c="6"/>&lt;/xs:annotation&gt;</text:p>
      <text:p text:style-name="P16"><text:s text:c="4"/>&lt;/xs:attribute&gt;</text:p>
      <text:p text:style-name="P16"><text:s text:c="2"/>&lt;/xs:complexType&gt;</text:p>
      <text:p text:style-name="P16"><text:s text:c="2"/></text:p>
      <text:p text:style-name="P16"><text:s text:c="2"/>&lt;xs:element name="cdi"&gt;</text:p>
      <text:p text:style-name="P16"><text:s text:c="4"/>&lt;xs:annotation&gt;</text:p>
      <text:p text:style-name="P16"><text:s text:c="6"/>&lt;xs:documentation&gt;</text:p>
      <text:p text:style-name="P16"><text:s text:c="8"/>This is the schema for Configuration </text:p>
      <text:p text:style-name="P16"><text:s text:c="8"/>Description Information (cdi)</text:p>
      <text:p text:style-name="P16"><text:s text:c="6"/>&lt;/xs:documentation&gt;</text:p>
      <text:p text:style-name="P16"><text:s text:c="4"/>&lt;/xs:annotation&gt;</text:p>
      <text:p text:style-name="P16"><text:s text:c="4"/>&lt;xs:complexType&gt;</text:p>
      <text:p text:style-name="P16"><text:s text:c="6"/>&lt;xs:sequence&gt;</text:p>
      <text:p text:style-name="P16"><text:s text:c="8"/>&lt;xs:element name="identification" minOccurs="0" maxOccurs="1"&gt;</text:p>
      <text:p text:style-name="P16"><text:s text:c="10"/>&lt;xs:annotation&gt;</text:p>
      <text:p text:style-name="P16"><text:s text:c="12"/>&lt;xs:documentation&gt;</text:p>
      <text:p text:style-name="P16"><text:s text:c="14"/>Common first element to identify the decoder</text:p>
      <text:p text:style-name="P16"><text:s text:c="12"/>&lt;/xs:documentation&gt;</text:p>
      <text:p text:style-name="P16"><text:s text:c="10"/>&lt;/xs:annotation&gt;</text:p>
      <text:p text:style-name="P16"><text:s text:c="10"/>&lt;xs:complexType&gt;</text:p>
      <text:p text:style-name="P16"><text:s text:c="12"/>&lt;xs:sequence&gt;</text:p>
      <text:p text:style-name="P16"><text:s text:c="14"/>&lt;xs:element name="manufacturer" minOccurs="0" maxOccurs="1" /&gt;</text:p>
      <text:p text:style-name="P16"><text:s text:c="14"/>&lt;xs:element name="model" minOccurs="0" maxOccurs="1" /&gt;</text:p>
      <text:p text:style-name="P16"><text:s text:c="14"/>&lt;xs:element name="hardwareVersion" minOccurs="0" maxOccurs="1" /&gt;</text:p>
      <text:p text:style-name="P16"><text:s text:c="14"/>&lt;xs:element name="softwareVersion" minOccurs="0" maxOccurs="1" /&gt;</text:p>
      <text:p text:style-name="P16"><text:s text:c="14"/>&lt;xs:element name="map" type="mapType" minOccurs="0" maxOccurs="1"&gt;</text:p>
      <text:p text:style-name="P16"><text:s text:c="16"/>&lt;xs:annotation&gt;</text:p>
      <text:p text:style-name="P16"><text:s text:c="18"/>&lt;xs:documentation&gt;</text:p>
      <text:p text:style-name="P16"><text:s text:c="20"/>This map can be used to add arbitrary key/value </text:p>
      <text:p text:style-name="P16"><text:s text:c="20"/>descriptions of the node.</text:p>
      <text:p text:style-name="P16"><text:s text:c="18"/>&lt;/xs:documentation&gt;</text:p>
      <text:p text:style-name="P16"><text:s text:c="16"/>&lt;/xs:annotation&gt;</text:p>
      <text:p text:style-name="P16"><text:s text:c="14"/>&lt;/xs:element&gt;</text:p>
      <text:p text:style-name="P16"><text:soft-page-break/><text:s text:c="12"/>&lt;/xs:sequence&gt;</text:p>
      <text:p text:style-name="P16"><text:s text:c="10"/>&lt;/xs:complexType&gt;</text:p>
      <text:p text:style-name="P16"><text:s text:c="8"/>&lt;/xs:element&gt;</text:p>
      <text:p text:style-name="P16"><text:s text:c="8"/>&lt;xs:element name="acdi" minOccurs="0" maxOccurs="1"&gt;</text:p>
      <text:p text:style-name="P16"><text:s text:c="10"/>&lt;xs:annotation&gt;</text:p>
      <text:p text:style-name="P16"><text:s text:c="12"/>&lt;xs:documentation&gt;</text:p>
      <text:p text:style-name="P16"><text:s text:c="14"/>Element that identifies that memory information is available </text:p>
      <text:p text:style-name="P16"><text:s text:c="14"/>as defined by the Abbreviated Common Description Information </text:p>
      <text:p text:style-name="P16"><text:s text:c="14"/>(ACDI) standard.</text:p>
      <text:p text:style-name="P16"><text:s text:c="12"/>&lt;/xs:documentation&gt;</text:p>
      <text:p text:style-name="P16"><text:s text:c="10"/>&lt;/xs:annotation&gt;</text:p>
      <text:p text:style-name="P16"><text:s text:c="10"/>&lt;xs:complexType&gt;</text:p>
      <text:p text:style-name="P16"><text:s text:c="12"/>&lt;xs:attribute name="fixed" type="xs:int" default="4"&gt;</text:p>
      <text:p text:style-name="P16"><text:s text:c="14"/>&lt;xs:annotation&gt;</text:p>
      <text:p text:style-name="P16"><text:s text:c="16"/>&lt;xs:documentation&gt;</text:p>
      <text:p text:style-name="P16"><text:s text:c="18"/>The decimal version number of the format for the fixed </text:p>
      <text:p text:style-name="P16"><text:s text:c="18"/>definition information. See ACDI Specification.</text:p>
      <text:p text:style-name="P16"><text:s text:c="16"/>&lt;/xs:documentation&gt;</text:p>
      <text:p text:style-name="P16"><text:s text:c="14"/>&lt;/xs:annotation&gt;</text:p>
      <text:p text:style-name="P16"><text:s text:c="12"/>&lt;/xs:attribute&gt;</text:p>
      <text:p text:style-name="P16"><text:s text:c="12"/>&lt;xs:attribute name="var" type="xs:int" default="2"&gt;</text:p>
      <text:p text:style-name="P16"><text:s text:c="14"/>&lt;xs:annotation&gt;</text:p>
      <text:p text:style-name="P16"><text:s text:c="16"/>&lt;xs:documentation&gt;</text:p>
      <text:p text:style-name="P16"><text:s text:c="18"/>The decimal version number of the format for </text:p>
      <text:p text:style-name="P16"><text:s text:c="18"/>the variable definition information. <text:s/>See ACDI Specification.</text:p>
      <text:p text:style-name="P16"><text:s text:c="16"/>&lt;/xs:documentation&gt;</text:p>
      <text:p text:style-name="P16"><text:s text:c="14"/>&lt;/xs:annotation&gt;</text:p>
      <text:p text:style-name="P16"><text:s text:c="12"/>&lt;/xs:attribute&gt;</text:p>
      <text:p text:style-name="P16"><text:s text:c="10"/>&lt;/xs:complexType&gt;</text:p>
      <text:p text:style-name="P16"><text:s text:c="8"/>&lt;/xs:element&gt;</text:p>
      <text:p text:style-name="P16"><text:s text:c="8"/>&lt;xs:element name="segment" minOccurs="0" maxOccurs="unbounded"&gt;</text:p>
      <text:p text:style-name="P16"><text:s text:c="10"/>&lt;xs:annotation&gt;</text:p>
      <text:p text:style-name="P16"><text:s text:c="12"/>&lt;xs:documentation&gt;</text:p>
      <text:p text:style-name="P16"><text:s text:c="14"/>Define the contents of a memory space</text:p>
      <text:p text:style-name="P16"><text:s text:c="12"/>&lt;/xs:documentation&gt;</text:p>
      <text:p text:style-name="P16"><text:s text:c="10"/>&lt;/xs:annotation&gt;</text:p>
      <text:p text:style-name="P16"><text:s text:c="10"/>&lt;xs:complexType&gt;</text:p>
      <text:p text:style-name="P16"><text:s text:c="12"/>&lt;xs:sequence&gt;</text:p>
      <text:p text:style-name="P16"><text:s text:c="14"/>&lt;xs:element name="name" minOccurs="0" maxOccurs="1" /&gt;</text:p>
      <text:p text:style-name="P16"><text:s text:c="14"/>&lt;xs:element name="description" minOccurs="0" maxOccurs="1" /&gt;</text:p>
      <text:p text:style-name="P16"><text:s text:c="14"/>&lt;xs:choice minOccurs="0" maxOccurs="unbounded"&gt;</text:p>
      <text:p text:style-name="P16"><text:s text:c="16"/>&lt;xs:annotation&gt;</text:p>
      <text:p text:style-name="P16"><text:s text:c="18"/>&lt;xs:documentation&gt;</text:p>
      <text:p text:style-name="P16"><text:s text:c="20"/>Allows any sequence of the contained element types</text:p>
      <text:p text:style-name="P16"><text:s text:c="18"/>&lt;/xs:documentation&gt;</text:p>
      <text:p text:style-name="P16"><text:s text:c="16"/>&lt;/xs:annotation&gt;</text:p>
      <text:p text:style-name="P16"><text:s text:c="16"/>&lt;xs:element name="group" type="groupType" minOccurs="0" maxOccurs="1"&gt;</text:p>
      <text:p text:style-name="P16"><text:s text:c="18"/>&lt;xs:annotation&gt;</text:p>
      <text:p text:style-name="P16"><text:s text:c="20"/>&lt;xs:documentation&gt;</text:p>
      <text:p text:style-name="P16"><text:s text:c="22"/>Allows grouping and replication of multiple locations.</text:p>
      <text:p text:style-name="P16"><text:s text:c="20"/>&lt;/xs:documentation&gt;</text:p>
      <text:p text:style-name="P16"><text:s text:c="18"/>&lt;/xs:annotation&gt;</text:p>
      <text:p text:style-name="P16"><text:s text:c="16"/>&lt;/xs:element&gt;</text:p>
      <text:p text:style-name="P16"><text:s text:c="16"/>&lt;xs:element name="bit" type="bitType" minOccurs="0" maxOccurs="1"&gt;</text:p>
      <text:p text:style-name="P16"><text:s text:c="18"/>&lt;xs:annotation&gt;</text:p>
      <text:p text:style-name="P16"><text:s text:c="20"/>&lt;xs:documentation&gt;</text:p>
      <text:p text:style-name="P16"><text:s text:c="22"/>Describes a bit field in the data. </text:p>
      <text:p text:style-name="P16"><text:s text:c="22"/>The field can be considered either a number, </text:p>
      <text:p text:style-name="P16"><text:s text:c="22"/>or a set of specific coded values via a map.</text:p>
      <text:p text:style-name="P16"><text:s text:c="20"/>&lt;/xs:documentation&gt;</text:p>
      <text:p text:style-name="P16"><text:s text:c="18"/>&lt;/xs:annotation&gt;</text:p>
      <text:p text:style-name="P16"><text:s text:c="16"/>&lt;/xs:element&gt;</text:p>
      <text:p text:style-name="P16"><text:s text:c="16"/>&lt;xs:element name="string" type="stringType" minOccurs="0" maxOccurs="1"&gt;</text:p>
      <text:p text:style-name="P16"><text:s text:c="18"/>&lt;xs:annotation&gt;</text:p>
      <text:p text:style-name="P16"><text:s text:c="20"/>&lt;xs:documentation&gt;</text:p>
      <text:p text:style-name="P16"><text:s text:c="22"/>Describes a human-readable UTF-8 string in the data.</text:p>
      <text:p text:style-name="P16"><text:s text:c="20"/>&lt;/xs:documentation&gt;</text:p>
      <text:p text:style-name="P16"><text:soft-page-break/><text:s text:c="18"/>&lt;/xs:annotation&gt;</text:p>
      <text:p text:style-name="P16"><text:s text:c="16"/>&lt;/xs:element&gt;</text:p>
      <text:p text:style-name="P16"><text:s text:c="16"/>&lt;xs:element name="int" type="intType" minOccurs="0" maxOccurs="1"&gt;</text:p>
      <text:p text:style-name="P16"><text:s text:c="18"/>&lt;xs:annotation&gt;</text:p>
      <text:p text:style-name="P16"><text:s text:c="20"/>&lt;xs:documentation&gt;</text:p>
      <text:p text:style-name="P16"><text:s text:c="22"/>Describes an integer value in the data. </text:p>
      <text:p text:style-name="P16"><text:s text:c="22"/>The field can be considered either a number, </text:p>
      <text:p text:style-name="P16"><text:s text:c="22"/>or a set of specific coded values via a map.</text:p>
      <text:p text:style-name="P16"><text:s text:c="20"/>&lt;/xs:documentation&gt;</text:p>
      <text:p text:style-name="P16"><text:s text:c="18"/>&lt;/xs:annotation&gt;</text:p>
      <text:p text:style-name="P16"><text:s text:c="16"/>&lt;/xs:element&gt;</text:p>
      <text:p text:style-name="P16"><text:s text:c="16"/>&lt;xs:element name="eventid" type="eventidType" minOccurs="0" maxOccurs="1"&gt;</text:p>
      <text:p text:style-name="P16"><text:s text:c="18"/>&lt;xs:annotation&gt;</text:p>
      <text:p text:style-name="P16"><text:s text:c="20"/>&lt;xs:documentation&gt;</text:p>
      <text:p text:style-name="P16"><text:s text:c="22"/>Describes an 8-byte Event ID in the data.</text:p>
      <text:p text:style-name="P16"><text:s text:c="20"/>&lt;/xs:documentation&gt;</text:p>
      <text:p text:style-name="P16"><text:s text:c="18"/>&lt;/xs:annotation&gt;</text:p>
      <text:p text:style-name="P16"><text:s text:c="16"/>&lt;/xs:element&gt;</text:p>
      <text:p text:style-name="P16"/>
      <text:p text:style-name="P16">&lt;!-- </text:p>
      <text:p text:style-name="P16"><text:s text:c="16"/>XML Schema 1.1 construct expressing extensibility promise</text:p>
      <text:p text:style-name="P16"><text:s text:c="16"/>&lt;xs:any minOccurs="0" maxOccurs="1" processContents="lax"&gt;</text:p>
      <text:p text:style-name="P16"><text:s text:c="16"/>&lt;xs:assert test="every $x in * satisfies </text:p>
      <text:p text:style-name="P16"><text:s text:c="36"/>(exists($x/@size) and $x/@size castable to xs:integer)"/&gt; </text:p>
      <text:p text:style-name="P16"><text:s text:c="16"/>&lt;xs:assert test="every $x in * satisfies </text:p>
      <text:p text:style-name="P16"><text:s text:c="36"/>(exists($x/@offset) and $x/@offset castable to xs:integer)"/&gt; </text:p>
      <text:p text:style-name="P16"><text:s text:c="18"/>&lt;xs:annotation&gt;</text:p>
      <text:p text:style-name="P16"><text:s text:c="20"/>&lt;xs:documentation&gt;</text:p>
      <text:p text:style-name="P16"><text:s text:c="22"/>Extension point for future schema</text:p>
      <text:p text:style-name="P16"><text:s text:c="20"/>&lt;/xs:documentation&gt;</text:p>
      <text:p text:style-name="P16"><text:s text:c="18"/>&lt;/xs:annotation&gt;</text:p>
      <text:p text:style-name="P16"><text:s text:c="16"/>&lt;/xs:any&gt;</text:p>
      <text:p text:style-name="P16"><text:s/>--&gt;</text:p>
      <text:p text:style-name="P16"><text:s text:c="16"/></text:p>
      <text:p text:style-name="P16"><text:s text:c="14"/>&lt;/xs:choice&gt;</text:p>
      <text:p text:style-name="P16"><text:s text:c="12"/>&lt;/xs:sequence&gt;</text:p>
      <text:p text:style-name="P16"><text:s text:c="12"/>&lt;xs:attribute name="space" type="xs:int" use="required"&gt;</text:p>
      <text:p text:style-name="P16"><text:s text:c="14"/>&lt;xs:annotation&gt;</text:p>
      <text:p text:style-name="P16"><text:s text:c="16"/>&lt;xs:documentation&gt;</text:p>
      <text:p text:style-name="P16"><text:s text:c="18"/>The decimal number of the address space where the information is found.</text:p>
      <text:p text:style-name="P16"><text:s text:c="16"/>&lt;/xs:documentation&gt;</text:p>
      <text:p text:style-name="P16"><text:s text:c="14"/>&lt;/xs:annotation&gt;</text:p>
      <text:p text:style-name="P16"><text:s text:c="12"/>&lt;/xs:attribute&gt;</text:p>
      <text:p text:style-name="P16"><text:s text:c="12"/>&lt;xs:attribute name="origin" type="xs:int" default="0"&gt;</text:p>
      <text:p text:style-name="P16"><text:s text:c="14"/>&lt;xs:annotation&gt;</text:p>
      <text:p text:style-name="P16"><text:s text:c="16"/>&lt;xs:documentation&gt;</text:p>
      <text:p text:style-name="P16"><text:s text:c="18"/>Starting address of the segment's contents </text:p>
      <text:p text:style-name="P16"><text:s text:c="18"/>within the memory space.</text:p>
      <text:p text:style-name="P16"><text:s text:c="16"/>&lt;/xs:documentation&gt;</text:p>
      <text:p text:style-name="P16"><text:s text:c="14"/>&lt;/xs:annotation&gt;</text:p>
      <text:p text:style-name="P16"><text:s text:c="12"/>&lt;/xs:attribute&gt;</text:p>
      <text:p text:style-name="P16"><text:s text:c="10"/>&lt;/xs:complexType&gt;</text:p>
      <text:p text:style-name="P16"><text:s text:c="8"/>&lt;/xs:element&gt;</text:p>
      <text:p text:style-name="P16"><text:s text:c="6"/>&lt;/xs:sequence&gt;</text:p>
      <text:p text:style-name="P16"><text:s text:c="4"/>&lt;/xs:complexType&gt;</text:p>
      <text:p text:style-name="P16"><text:s text:c="2"/>&lt;/xs:element&gt;</text:p>
      <text:p text:style-name="P16">&lt;/xs:schema&gt;<text:change-start text:change-id="ct29013616"/><office:annotation><dc:creator>D Harris</dc:creator><dc:date>2015-02-14T14:18:51</dc:date><text:p text:style-name="P34"><text:span text:style-name="T10">Very good! <text:s/>Don't forget to update the Table of Contents. <text:s/></text:span></text:p></office:annotation><text:change-end text:change-id="ct29013616"/></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Informative)<text:tab/>1</text:p>
          <text:p text:style-name="P18"><text:s/>4 Content (normative)<text:tab/>1</text:p>
          <text:p text:style-name="P18"><text:soft-page-break/><text:s/>5 Format (normative)<text:tab/>2</text:p>
          <text:p text:style-name="P19"><text:s/>5.1 XML Elements<text:tab/>2</text:p>
          <text:p text:style-name="P20"><text:s/>5.1.1 &lt;identification&gt; Element<text:tab/>2</text:p>
          <text:p text:style-name="P20"><text:s/>5.1.2 &lt;acdi&gt; Element<text:tab/>2</text:p>
          <text:p text:style-name="P20"><text:s/>5.1.3 &lt;segment&gt; Element<text:tab/>2</text:p>
          <text:p text:style-name="P18"><text:s/>6 Future Extension<text:tab/>2</text:p>
          <text:p text:style-name="P18"><text:s/>7 Appendix<text:tab/>2</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Ubuntu" svg:font-family="Ubuntu" style:font-family-generic="swiss"/>
    <style:font-face style:name="Courier New1" svg:font-family="'Courier New'" style:font-family-generic="modern" style:font-pitch="fixed"/>
    <style:font-face style:name="Courier" svg:font-family="Courier" style:font-family-generic="moder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nfiguration Desciption Information Standard</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span text:style-name="Page_20_Number"><text:span text:style-name="MT2"><text:date style:data-style-name="N75" text:date-value="2015-02-15T16:29:29.611707399">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0918088363954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16:29:29.613860500">Feb 15,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3</text:page-count></text:span></text:span><text:span text:style-name="Page_20_Number"><text:span text:style-name="MT4"> - </text:span></text:span><text:span text:style-name="Page_20_Number"><text:span text:style-name="MT2"><text:date style:data-style-name="N75" text:date-value="2015-02-15T16:29:29.615425821">Feb 15,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3</meta:editing-cycles>
    <meta:editing-duration>PT17H56M</meta:editing-duration>
    <meta:generator>LibreOffice/4.2.7.2$Linux_X86_64 LibreOffice_project/420m0$Build-2</meta:generator>
    <dc:date>2015-02-15T16:29:29.554545155</dc:date>
    <dc:creator>Balazs Racz</dc:creator>
    <meta:document-statistic meta:table-count="3" meta:image-count="0" meta:object-count="0" meta:page-count="13" meta:paragraph-count="483" meta:word-count="2898" meta:character-count="24971" meta:non-whitespace-character-count="19215"/>
    <meta:user-defined meta:name="Info 1"/>
    <meta:user-defined meta:name="Info 2"/>
    <meta:user-defined meta:name="Info 3"/>
    <meta:user-defined meta:name="Info 4"/>
  </office:meta>
</office:document-meta>
</file>